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Standard" style:font-family-generic="swiss" style:font-pitch="variable"/>
    <style:font-face style:name="Calibri" svg:font-family="Calibri" style:font-family-generic="system" style:font-pitch="variable"/>
    <style:font-face style:name="Calibri1" svg:font-family="Calibri" style:font-adornments="Standard"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system" style:font-pitch="variable"/>
    <style:font-face style:name="Wingdings" svg:font-family="Wingdings" style:font-adornments="Standard" style:font-pitch="variable" style:font-charset="x-symbol"/>
  </office:font-face-decls>
  <office:automatic-styles>
    <style:style style:name="P1" style:family="paragraph" style:parent-style-name="DH-Title">
      <loext:graphic-properties draw:fill="solid" draw:fill-color="#e6e6e6" draw:opacity="100%"/>
      <style:paragraph-properties fo:background-color="#e6e6e6"/>
    </style:style>
    <style:style style:name="P2" style:family="paragraph" style:parent-style-name="DH-BibliographyHeading">
      <loext:graphic-properties draw:fill="solid" draw:fill-color="#e6e6e6" draw:opacity="100%"/>
      <style:paragraph-properties fo:background-color="#e6e6e6"/>
    </style:style>
    <style:style style:name="P3" style:family="paragraph" style:parent-style-name="DH-Default">
      <loext:graphic-properties draw:fill="solid" draw:fill-color="#e6e6e6" draw:opacity="100%"/>
      <style:paragraph-properties fo:line-height="100%" fo:background-color="#e6e6e6"/>
    </style:style>
    <style:style style:name="P4" style:family="paragraph" style:parent-style-name="Standard">
      <loext:graphic-properties draw:fill="solid" draw:fill-color="#f2f2f2"/>
      <style:paragraph-properties fo:margin-left="0cm" fo:margin-right="0cm" fo:text-indent="0cm" style:auto-text-indent="false" fo:background-color="#f2f2f2" style:writing-mode="lr-tb"/>
      <style:text-properties fo:font-size="10pt" style:font-size-asian="10pt" style:font-size-complex="10pt"/>
    </style:style>
    <style:style style:name="P5" style:family="paragraph" style:parent-style-name="Standard">
      <loext:graphic-properties draw:fill="solid" draw:fill-color="#f2f2f2"/>
      <style:paragraph-properties fo:margin-left="0cm" fo:margin-right="0cm" fo:text-indent="0cm" style:auto-text-indent="false" fo:background-color="#f2f2f2" fo:padding-left="0cm" fo:padding-right="0cm" fo:padding-top="0cm" fo:padding-bottom="0.035cm" fo:border-left="none" fo:border-right="none" fo:border-top="none" fo:border-bottom="1.5pt solid #000000" style:writing-mode="lr-tb"/>
      <style:text-properties fo:font-size="10pt" style:font-size-asian="10pt" style:font-size-complex="10pt"/>
    </style:style>
    <style:style style:name="P6" style:family="paragraph" style:parent-style-name="Standard">
      <loext:graphic-properties draw:fill="solid" draw:fill-color="#f2f2f2"/>
      <style:paragraph-properties fo:margin-left="0cm" fo:margin-right="0cm" fo:text-indent="0cm" style:auto-text-indent="false" fo:background-color="#f2f2f2" style:writing-mode="lr-tb"/>
      <style:text-properties fo:font-size="10pt" fo:font-weight="normal" style:font-size-asian="10pt" style:font-weight-asian="normal" style:font-size-complex="10pt" style:font-weight-complex="normal"/>
    </style:style>
    <style:style style:name="P7" style:family="paragraph" style:parent-style-name="Standard">
      <loext:graphic-properties draw:fill="solid" draw:fill-color="#eeeeee" draw:opacity="100%"/>
      <style:paragraph-properties fo:text-align="center" style:justify-single-word="false" fo:break-before="page" fo:background-color="#eeeeee" style:shadow="none"/>
      <style:text-properties style:use-window-font-color="true" loext:opacity="0%" fo:font-size="11pt" fo:text-shadow="1pt 1pt" fo:background-color="#eeeeee" style:font-size-asian="11pt" style:font-size-complex="11pt"/>
    </style:style>
    <style:style style:name="P8" style:family="paragraph" style:parent-style-name="Standard">
      <loext:graphic-properties draw:fill="solid" draw:fill-color="#eeeeee" draw:opacity="100%"/>
      <style:paragraph-properties fo:text-align="center" style:justify-single-word="false" fo:background-color="#eeeeee"/>
      <style:text-properties style:font-name="Arial1" fo:font-size="11pt" style:font-size-asian="11pt" style:font-size-complex="11pt"/>
    </style:style>
    <style:style style:name="P9" style:family="paragraph" style:parent-style-name="Standard">
      <loext:graphic-properties draw:fill="solid" draw:fill-color="#e6e6e6" draw:opacity="100%"/>
      <style:paragraph-properties fo:margin-left="0cm" fo:margin-right="0cm" fo:line-height="100%" fo:text-indent="0cm" style:auto-text-indent="false" fo:background-color="#e6e6e6"/>
      <style:text-properties style:font-name="Arial1" fo:font-size="11pt" fo:language="de" fo:country="DE" style:font-size-asian="11pt" style:font-size-complex="11pt"/>
    </style:style>
    <style:style style:name="P10" style:family="paragraph" style:parent-style-name="Standard">
      <style:text-properties style:font-name="Arial1" fo:language="de" fo:country="DE"/>
    </style:style>
    <style:style style:name="P11" style:family="paragraph" style:parent-style-name="Standard">
      <style:text-properties style:font-name="Arial1" fo:font-size="10pt" fo:language="de" fo:country="DE" style:font-size-asian="10pt" style:font-name-complex="Arial2" style:font-size-complex="10pt"/>
    </style:style>
    <style:style style:name="P12" style:family="paragraph" style:parent-style-name="DH-Default">
      <style:paragraph-properties fo:text-align="center" style:justify-single-word="false"/>
    </style:style>
    <style:style style:name="P13" style:family="paragraph" style:parent-style-name="DH-Default">
      <loext:graphic-properties draw:fill="solid" draw:fill-color="#eeeeee" draw:opacity="100%"/>
      <style:paragraph-properties fo:text-align="center" style:justify-single-word="false" fo:background-color="#eeeeee"/>
    </style:style>
    <style:style style:name="P14" style:family="paragraph" style:parent-style-name="Standard">
      <style:text-properties fo:font-size="11pt" style:font-size-asian="11pt" style:font-size-complex="11pt"/>
    </style:style>
    <style:style style:name="P15" style:family="paragraph" style:parent-style-name="Standard">
      <loext:graphic-properties draw:fill="solid" draw:fill-color="#f2f2f2"/>
      <style:paragraph-properties fo:margin-left="0cm" fo:margin-right="0cm" fo:text-indent="0cm" style:auto-text-indent="false" fo:background-color="#f2f2f2" style:writing-mode="lr-tb"/>
    </style:style>
    <style:style style:name="P16" style:family="paragraph" style:parent-style-name="Standard">
      <loext:graphic-properties draw:fill="solid" draw:fill-color="#f2f2f2"/>
      <style:paragraph-properties fo:margin-left="0cm" fo:margin-right="0cm" fo:text-indent="0cm" style:auto-text-indent="false" fo:background-color="#f2f2f2" fo:padding-left="0cm" fo:padding-right="0cm" fo:padding-top="0cm" fo:padding-bottom="0.035cm" fo:border-left="none" fo:border-right="none" fo:border-top="none" fo:border-bottom="1.5pt solid #000000" style:writing-mode="lr-tb"/>
    </style:style>
    <style:style style:name="P17" style:family="paragraph" style:parent-style-name="DH-Default">
      <style:text-properties officeooo:rsid="001d095d" officeooo:paragraph-rsid="001d095d"/>
    </style:style>
    <style:style style:name="P18" style:family="paragraph" style:parent-style-name="Standard">
      <loext:graphic-properties draw:fill="solid" draw:fill-color="#f2f2f2"/>
      <style:paragraph-properties fo:margin-left="0cm" fo:margin-right="0cm" fo:text-align="start" style:justify-single-word="false" fo:text-indent="0cm" style:auto-text-indent="false" fo:background-color="#f2f2f2" style:writing-mode="lr-tb"/>
    </style:style>
    <style:style style:name="P19" style:family="paragraph" style:parent-style-name="Text_20_body">
      <style:text-properties officeooo:paragraph-rsid="001e79b3"/>
    </style:style>
    <style:style style:name="P20" style:family="paragraph" style:parent-style-name="Standard">
      <loext:graphic-properties draw:fill="solid" draw:fill-color="#f2f2f2"/>
      <style:paragraph-properties fo:margin-left="0cm" fo:margin-right="0cm" fo:text-align="start" style:justify-single-word="false" fo:text-indent="0cm" style:auto-text-indent="false" fo:background-color="#f2f2f2" style:writing-mode="lr-tb"/>
      <style:text-properties fo:color="#000000" loext:opacity="100%" fo:font-size="10pt" fo:background-color="#f2f2f2" style:font-size-asian="10pt" style:language-asian="en" style:country-asian="US" style:font-name-complex="Arial2" style:font-size-complex="10pt"/>
    </style:style>
    <style:style style:name="P21" style:family="paragraph" style:parent-style-name="Standard">
      <loext:graphic-properties draw:fill="solid" draw:fill-color="#f2f2f2"/>
      <style:paragraph-properties fo:margin-left="0cm" fo:margin-right="0cm" fo:text-align="start" style:justify-single-word="false" fo:text-indent="0cm" style:auto-text-indent="false" fo:background-color="#f2f2f2" style:writing-mode="lr-tb"/>
      <style:text-properties fo:color="#000000" loext:opacity="100%" style:font-name="Calibri1" fo:font-size="10pt" fo:background-color="#f2f2f2" style:font-size-asian="10pt" style:language-asian="en" style:country-asian="US" style:font-name-complex="Calibri" style:font-size-complex="10pt"/>
    </style:style>
    <style:style style:name="P22" style:family="paragraph" style:parent-style-name="DH-Title" style:master-page-name="Standard">
      <style:paragraph-properties style:page-number="auto"/>
    </style:style>
    <style:style style:name="P23" style:family="paragraph" style:parent-style-name="List_20_Paragraph" style:list-style-name="WWNum17" style:master-page-name="">
      <style:paragraph-properties fo:margin-left="1.3cm" fo:margin-right="0cm" fo:line-height="100%" fo:text-align="justify" style:justify-single-word="false" fo:orphans="2" fo:widows="2" fo:text-indent="-0.7cm" style:auto-text-indent="false" style:page-number="auto" style:writing-mode="lr-tb"/>
      <style:text-properties style:font-name="Arial1" fo:font-size="10pt" fo:language="de" fo:country="DE" style:font-size-asian="10pt" style:font-name-complex="Arial2" style:font-size-complex="10pt"/>
    </style:style>
    <style:style style:name="P24" style:family="paragraph" style:parent-style-name="List_20_Paragraph" style:list-style-name="WWNum17">
      <style:paragraph-properties fo:margin-left="1.3cm" fo:margin-right="0cm" fo:line-height="100%" fo:text-align="justify" style:justify-single-word="false" fo:orphans="2" fo:widows="2" fo:text-indent="-0.7cm" style:auto-text-indent="false" style:writing-mode="lr-tb"/>
      <style:text-properties style:font-name="Arial1" fo:font-size="10pt" fo:language="de" fo:country="DE" style:font-size-asian="10pt" style:font-name-complex="Arial2" style:font-size-complex="10pt"/>
    </style:style>
    <style:style style:name="P25" style:family="paragraph" style:parent-style-name="List_20_Paragraph" style:list-style-name="WWNum18"/>
    <style:style style:name="P26" style:family="paragraph" style:parent-style-name="List_20_Paragraph" style:list-style-name="WWNum19"/>
    <style:style style:name="P27" style:family="paragraph" style:parent-style-name="List_20_Paragraph" style:list-style-name="WWNum20">
      <loext:graphic-properties draw:fill="solid" draw:fill-color="#eeeeee" draw:opacity="100%"/>
      <style:paragraph-properties fo:background-color="#eeeeee"/>
      <style:text-properties fo:font-size="11pt" style:font-size-asian="11pt" style:font-size-complex="11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style>
    <style:style style:name="T3" style:family="text">
      <style:text-properties fo:font-size="10pt" fo:language="de" fo:country="DE" style:font-size-asian="10pt" style:language-asian="de" style:country-asian="DE" style:font-size-complex="10pt" style:language-complex="ar" style:country-complex="SA" style:font-weight-complex="bold"/>
    </style:style>
    <style:style style:name="T4" style:family="text">
      <style:text-properties fo:font-size="10pt" fo:language="de" fo:country="DE" style:font-size-asian="10pt" style:language-asian="de" style:country-asian="DE" style:font-size-complex="10pt" style:language-complex="ar" style:country-complex="SA" style:font-style-complex="italic"/>
    </style:style>
    <style:style style:name="T5" style:family="text">
      <style:text-properties fo:font-size="10pt" fo:language="de" fo:country="DE" fo:font-weight="normal" style:font-size-asian="10pt" style:language-asian="de" style:country-asian="DE" style:font-weight-asian="normal" style:font-size-complex="10pt" style:language-complex="ar" style:country-complex="SA" style:font-weight-complex="normal"/>
    </style:style>
    <style:style style:name="T6" style:family="text">
      <style:text-properties fo:font-size="10pt" fo:font-style="italic" style:font-size-asian="10pt" style:font-style-asian="italic"/>
    </style:style>
    <style:style style:name="T7" style:family="text">
      <style:text-properties fo:font-size="10pt" fo:font-style="italic" style:font-size-asian="10pt" style:font-style-asian="italic" style:font-size-complex="10pt"/>
    </style:style>
    <style:style style:name="T8" style:family="text">
      <style:text-properties fo:font-size="10pt" fo:language="en" fo:country="US" style:font-size-asian="10pt" style:font-size-complex="10pt"/>
    </style:style>
    <style:style style:name="T9" style:family="text">
      <style:text-properties fo:font-size="10pt" fo:language="en" fo:country="US" style:font-size-asian="10pt" style:language-asian="de" style:country-asian="DE" style:font-size-complex="10pt" style:language-complex="ar" style:country-complex="SA" style:font-weight-complex="bold"/>
    </style:style>
    <style:style style:name="T10" style:family="text">
      <style:text-properties fo:font-size="10pt" fo:language="en" fo:country="US" style:font-size-asian="10pt" style:language-asian="de" style:country-asian="DE" style:font-size-complex="10pt" style:language-complex="ar" style:country-complex="SA" style:font-style-complex="italic"/>
    </style:style>
    <style:style style:name="T11" style:family="text">
      <style:text-properties fo:font-size="10pt" fo:language="en" fo:country="US" fo:font-style="italic" style:font-size-asian="10pt" style:font-style-asian="italic" style:font-size-complex="10pt"/>
    </style:style>
    <style:style style:name="T12" style:family="text">
      <style:text-properties fo:font-size="10pt" fo:language="en" fo:country="US" fo:font-weight="bold" style:font-size-asian="10pt" style:font-weight-asian="bold" style:font-size-complex="10pt"/>
    </style:style>
    <style:style style:name="T13" style:family="text">
      <style:text-properties fo:font-size="10pt" fo:language="en" fo:country="GB" style:font-size-asian="10pt"/>
    </style:style>
    <style:style style:name="T14" style:family="text">
      <style:text-properties fo:font-size="10pt" fo:language="en" fo:country="GB" style:font-size-asian="10pt" style:language-asian="de" style:country-asian="DE" style:font-size-complex="10pt" style:language-complex="ar" style:country-complex="SA" style:font-weight-complex="bold"/>
    </style:style>
    <style:style style:name="T15" style:family="text">
      <style:text-properties fo:font-size="10pt" fo:language="en" fo:country="GB" style:font-size-asian="10pt" style:font-size-complex="10pt"/>
    </style:style>
    <style:style style:name="T16" style:family="text">
      <style:text-properties fo:font-size="10pt" fo:language="en" fo:country="GB" fo:font-style="italic" style:font-size-asian="10pt" style:font-style-asian="italic" style:font-size-complex="10pt"/>
    </style:style>
    <style:style style:name="T17" style:family="text">
      <style:text-properties fo:font-size="10pt" fo:language="fr" fo:country="FR" style:font-size-asian="10pt" style:language-asian="de" style:country-asian="DE" style:font-size-complex="10pt" style:language-complex="ar" style:country-complex="SA" style:font-weight-complex="bold"/>
    </style:style>
    <style:style style:name="T18" style:family="text">
      <style:text-properties fo:font-size="10pt" fo:language="fr" fo:country="FR" style:font-size-asian="10pt" style:language-asian="de" style:country-asian="DE" style:font-size-complex="10pt" style:language-complex="ar" style:country-complex="SA" style:font-style-complex="italic"/>
    </style:style>
    <style:style style:name="T19" style:family="text">
      <style:text-properties fo:font-size="10pt" fo:language="fr" fo:country="FR" style:font-size-asian="10pt" style:font-size-complex="10pt"/>
    </style:style>
    <style:style style:name="T20" style:family="text">
      <style:text-properties fo:color="#ff3366" loext:opacity="100%"/>
    </style:style>
    <style:style style:name="T21" style:family="text">
      <style:text-properties fo:font-size="11pt" fo:language="de" fo:country="DE" style:font-size-asian="11pt" style:font-size-complex="11pt"/>
    </style:style>
    <style:style style:name="T22" style:family="text">
      <style:text-properties fo:font-size="11pt" fo:language="de" fo:country="DE" style:text-underline-style="none" style:font-size-asian="11pt" style:font-size-complex="11pt"/>
    </style:style>
    <style:style style:name="T23" style:family="text">
      <style:text-properties fo:color="#ff3333" loext:opacity="100%"/>
    </style:style>
    <style:style style:name="T24" style:family="text">
      <style:text-properties fo:language="de" fo:country="DE" fo:font-style="normal" style:font-style-asian="normal" style:font-style-complex="normal"/>
    </style:style>
    <style:style style:name="T25" style:family="text">
      <style:text-properties fo:color="#000000" loext:opacity="100%" fo:font-size="10pt" fo:font-weight="bold" fo:background-color="#f2f2f2" loext:char-shading-value="0" style:font-size-asian="10pt" style:language-asian="en" style:country-asian="US" style:font-weight-asian="bold" style:font-name-complex="Arial2" style:font-size-complex="10pt" style:font-weight-complex="bold"/>
    </style:style>
    <style:style style:name="T26" style:family="text">
      <style:text-properties fo:color="#000000" loext:opacity="100%" fo:font-size="10pt" fo:background-color="#f2f2f2" loext:char-shading-value="0" style:font-size-asian="10pt" style:language-asian="en" style:country-asian="US" style:font-name-complex="Arial2" style:font-size-complex="10pt"/>
    </style:style>
    <style:style style:name="T27" style:family="text">
      <style:text-properties fo:color="#000000" loext:opacity="100%" style:font-name="Arial1" fo:font-size="10pt" fo:language="de" fo:country="DE" fo:font-weight="bold" fo:background-color="#f2f2f2" loext:char-shading-value="0" style:font-size-asian="10pt" style:language-asian="en" style:country-asian="US" style:font-weight-asian="bold" style:font-name-complex="Arial2" style:font-size-complex="10pt" style:font-weight-complex="bold"/>
    </style:style>
    <style:style style:name="T28" style:family="text">
      <style:text-properties fo:color="#000000" loext:opacity="100%" fo:background-color="#f2f2f2" loext:char-shading-value="0" style:language-asian="en" style:country-asian="US" style:font-name-complex="Arial2"/>
    </style:style>
    <style:style style:name="T29" style:family="text">
      <style:text-properties fo:font-style="italic" style:font-style-asian="italic" style:font-style-complex="italic"/>
    </style:style>
    <style:style style:name="T30" style:family="text">
      <style:text-properties fo:font-weight="bold" style:font-weight-asian="bold" style:font-weight-complex="bold"/>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e6e6e6" text:dont-balance-text-columns="false"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Guidelines" text:protected="true">
        <text:p text:style-name="P22">Guidelines für die Einreichung von Beiträgen zu DHd-Konferenzen </text:p>
        <text:p text:style-name="Standard">Das ist die Dokumentvorlage der internationalen Konferenzen von "Digital Humanities im deutschsprachigen Raum" (DHd). Bitte, lesen Sie den Text genau und folgen Sie unbedingt den folgenden Anleitungen. Nur wenn Sie den Anleitungen genau folgen, kann Ihr Text in ein TEI-konformes Dokument konvertiert und im Abstract-Band veröffentlicht werden kann.</text:p>
        <text:p text:style-name="Standard"/>
        <text:p text:style-name="Standard">Die Dokumentvorlage besteht aus Abschnitten, die grau hinterlegt sind, wie der Abschnitt, den Sie gerade lesen. Diese Abschnitte können nicht editiert werden. Sie werden bei der TEI-Konvertierung automatisch verarbeitet. In den editierbaren Abschnitten benutzen Sie bitte nur die Formatvorlagen, die in diese Dokumentvorlage eingebunden sind, also die, die "DH-[Name der Formatvorlage]" heißen:</text:p>
        <text:p text:style-name="Standard"/>
        <text:list xml:id="list1766634608" text:style-name="WWNum17">
          <text:list-item>
            <text:p text:style-name="P23">DH-Default (entspricht “Standard”)</text:p>
          </text:list-item>
          <text:list-item>
            <text:p text:style-name="P24">DH-Subtitle (entspricht “Untertitel”)</text:p>
          </text:list-item>
          <text:list-item>
            <text:p text:style-name="P24">DH-Heading1 (entspricht “Überschrift1”)</text:p>
          </text:list-item>
          <text:list-item>
            <text:p text:style-name="P24">DH-Heading2 (entspricht “Überschrift2”)</text:p>
          </text:list-item>
          <text:list-item>
            <text:p text:style-name="P24">DH-Heading3 (entspricht “Überschrift3”)</text:p>
          </text:list-item>
          <text:list-item>
            <text:p text:style-name="P24">DH-Quotation (entspricht “Blockzitat”)</text:p>
          </text:list-item>
        </text:list>
        <text:p text:style-name="Standard"/>
        <text:p text:style-name="P10">Darüber hinaus werden Bilder, Links, Listen und Tabellen sowie die folgenden Formatierungen unterstützt:</text:p>
        <text:p text:style-name="Standard"/>
        <text:list xml:id="list4051180375" text:style-name="WWNum18">
          <text:list-item>
            <text:p text:style-name="P25">Fett</text:p>
          </text:list-item>
          <text:list-item>
            <text:p text:style-name="P25">Kursiv</text:p>
          </text:list-item>
          <text:list-item>
            <text:p text:style-name="List_20_Paragraph">Unterstrichen</text:p>
          </text:list-item>
        </text:list>
        <text:p text:style-name="Standard"/>
        <text:p text:style-name="Standard">Es gibt drei editierbare Abschnitte:</text:p>
        <text:list xml:id="list4077683022" text:style-name="WWNum19">
          <text:list-item>
            <text:p text:style-name="P26">einen Abschnitt, wo Sie, wenn Sie wollen, einen Untertitel einfügen können</text:p>
          </text:list-item>
          <text:list-item>
            <text:p text:style-name="P26">einen Abschnitt, in den Sie alle Kapitel Ihres Beitrags einfügen</text:p>
          </text:list-item>
          <text:list-item>
            <text:p text:style-name="P26">einen Abschnitt für die Bibliographie.</text:p>
          </text:list-item>
        </text:list>
        <text:p text:style-name="Standard"/>
        <text:p text:style-name="Standard">Bitte beachten Sie die folgenden Hinweise zur schriftlichen Ausarbeitung:</text:p>
        <text:p text:style-name="Standard"/>
        <text:p text:style-name="P18"><text:span text:style-name="T27">Bilder</text:span><text:span text:style-name="T26"> müssen mindestens eine Auflösung von 200x200 Pixel haben. TIFF wird bisher nicht unterstützt.</text:span></text:p>
        <text:p text:style-name="P20"> </text:p>
        <text:p text:style-name="P18"><text:span text:style-name="T25">Fußnoten</text:span><text:span text:style-name="T26"> benutzen Sie bitte nur für zusätzliche Bemerkungen und nicht für einfache bibliographische Angaben.</text:span></text:p>
        <text:p text:style-name="P20"> </text:p>
        <text:p text:style-name="P18"><text:span text:style-name="T25">Quellenangaben</text:span><text:span text:style-name="T26"> machen Sie direkt im Text. Zitate innerhalb des Textes erscheinen in Klammern als (Thaller, 1997) oder, wenn der Name der Autor:innen im Text selbst erscheint, als Thaller (1997). Mehrere Werke einer Autorin werden chronologisch geordnet. Bei Mehrdeutigkeit wird die Jahreszahl durch Kleinbuchstaben ergänzt. Behandeln Sie Doppelautor:innen wie in (Aho und Ullman, 1972), schreiben Sie aber wie in (Chandra et al., 1981), wenn mehr als zwei Autor:innen beteiligt sind. Fassen Sie Mehrfachzitate zusammen wie in (Thaller, 1997; Aho und Ullman, 1972). Von einer Autor:in veröffentlichte Werke stehen vor Werken, die von mehreren Autor:innen zusammen veröffentlicht wurden. Verzichten Sie auf vollständige Zitate (z.B. von Titeln) als Satzbestandteile.</text:span></text:p>
        <text:p text:style-name="P20"> </text:p>
        <text:p text:style-name="P18"><text:span text:style-name="T25">Wörtliche Zitate</text:span><text:span text:style-name="T26">, die mindestens 5 Zeilen lang sind, erscheinen mit Hilfe der Formatvorlage "DH-</text:span><text:span text:style-name="T28"> </text:span><text:span text:style-name="T26">Quotation" in kleinerer Schrift und linksbündig. Für kürzere Zitate im Text benutzen Sie bitte doppelte Anführungszeichen. Für Zitate innerhalb von Zitaten benutzen Sie einfache Anführungszeichen.</text:span></text:p>
        <text:p text:style-name="P20"> </text:p>
        <text:p text:style-name="P18"><text:span text:style-name="T25">Programmcode</text:span><text:span text:style-name="T26"> soll als Bild oder Formel erscheinen.</text:span></text:p>
        <text:p text:style-name="P20"> </text:p>
        <text:p text:style-name="P18"><text:span text:style-name="T25">Bibliographie:</text:span><text:span text:style-name="T26"> Das alphabetisch geordnete Literaturverzeichnis, das am Ende des Artikels erscheint, erhält die Überschrift "Bibliographie". Bitte verwenden Sie das Chicago Manual of Style (author-date, Deutsch), wie in den Beispielen unten gezeigt. Die ersten Autor:innen werden mit &lt;Nachname&gt;, &lt;Vorname&gt; aufgeführt. Folgende Autor:innen werden mit &lt;Vorname&gt; &lt;Nachname&gt; aufgeführt. Mehrere Werke derselben Autor:in werden chronologisch geordnet. Bei Mehrdeutigkeit wird die Jahreszahl durch Kleinbuchstaben ergänzt. Werke, die von einer Autor:in veröffentlicht wurden, stehen vor den Werken, die von mehreren Autor:innen gemeinsam veröffentlicht wurden. Bei elektronischer </text:span><text:soft-page-break/><text:span text:style-name="T26">Veröffentlichung geben Sie die vollständige URL an. Für die Gestaltung der Bibliographie folgen Sie bitte den unten stehenden Beispielen.</text:span></text:p>
        <text:p text:style-name="P21"> </text:p>
        <text:p text:style-name="P4"/>
        <text:p text:style-name="P15"><text:span text:style-name="Strong"><text:span text:style-name="T3">Guntai, Martin und Hubert Laitko.</text:span></text:span><text:span text:style-name="T2"> </text:span><text:span text:style-name="T1">1987. </text:span><text:span text:style-name="Emphasis"><text:span text:style-name="T4">"Enstehung und Wesen wissenschaftlicher Disziplinen."</text:span></text:span><text:span text:style-name="T6"> </text:span><text:span text:style-name="Emphasis"><text:span text:style-name="T4">In Der Ursprung der modernen Wissenschaften. Studien zur Entstehung wissenschaftlicher Disziplinen, hg. von John d’Agata, 17-89. Berlin: Akademie Verlag.</text:span></text:span></text:p>
        <text:p text:style-name="P15"><text:span text:style-name="Strong"><text:span text:style-name="T3">Moulin, Claudine</text:span></text:span><text:span text:style-name="T2">.</text:span><text:span text:style-name="T1"> 2004. "Das morphematische Prinzip bei den Grammatikern des 16. und 17. </text:span><text:span text:style-name="T8">Jahrhunderts." </text:span><text:span text:style-name="T11">Sprachwissenschaft</text:span><text:span text:style-name="T13"> </text:span><text:span text:style-name="T8">29: 33-73.</text:span></text:p>
        <text:p text:style-name="P15"><text:span text:style-name="Strong"><text:span text:style-name="T9">Nerbonne, John</text:span></text:span><text:span text:style-name="T12">.</text:span><text:span text:style-name="T8"> 2005. </text:span><text:span text:style-name="Emphasis"><text:span text:style-name="T10">"Computational Contributions to the Humanities." Literary and Linguistic Computing 10.1093/llcl/fqh041.</text:span></text:span></text:p>
        <text:p text:style-name="P15"><text:span text:style-name="Strong"><text:span text:style-name="T17">Nicolle, Anne, Jean-Marie Pierrel, Laurent Romary, Gérard Sabah, Anne Vilnat and Jean Vivier. </text:span></text:span><text:span text:style-name="T19"><text:s/>1998. </text:span><text:span text:style-name="Emphasis"><text:span text:style-name="T18">Machine, Langue et Dialogue</text:span></text:span><text:span text:style-name="T19">. </text:span><text:span text:style-name="T8">Paris: L'Harmattan.</text:span></text:p>
        <text:p text:style-name="P15"><text:span text:style-name="Strong"><text:span text:style-name="T9">Nyhan, Julianne.</text:span></text:span><text:span text:style-name="T8"> 2006. “The application of XML to the historical lexicography of Old, Middle and early modern Irish: a lexicon-based analysis.” PhD diss., University College Cork.</text:span></text:p>
        <text:p text:style-name="P15"><text:span text:style-name="Strong"><text:span text:style-name="T14">Richardson, Stephen D. und Lisa Braden-Harder. </text:span></text:span><text:span text:style-name="T15">1988. "The Experience of Developing a Large-Scale Natural Language Text Processing System: CRITIQUE." In </text:span><text:span text:style-name="T16">Proceedings of the Second Conference on Applied Natural Language Processing</text:span><text:span text:style-name="T15">, 195-202.</text:span></text:p>
        <text:p text:style-name="P16"><text:span text:style-name="Strong"><text:span text:style-name="T3">Veit, Joachim</text:span></text:span><text:span text:style-name="T2">.</text:span><text:span text:style-name="T1"> 2006. "Musikwissenschaft und Computerphilologie – eine schwierige Liaison?" In </text:span><text:span text:style-name="T7">Jahrbuch für Computerphilologie</text:span><text:span text:style-name="T1"> 7: 67–92. http://computerphilologie.tu-darmstadt.de/jahrbuch/jb7-content.html (zugegriffen: 29. September 2016).</text:span></text:p>
        <text:p text:style-name="P5"/>
        <text:p text:style-name="P15"><text:span text:style-name="Strong"><text:span text:style-name="T5">Die Guidelines und das Template lagen ursprünglich nur in einer US-englischen Fassung vor. Sie wurden von Elisabeth Burr (Lehrstuhl für französische, frankophone und italienische Sprachwissenschaft, Universität Leipzig) und Aramís Concepción Durán (Student der Informatik, Universität Halle) zwischen dem 04. und 09.09.2015 ins Deutsche übertragen, lokalisiert und mehrfach getestet. Die Erläuterungen zu Quellenangaben und Bibliographie wurden von Thomas Haider an der Universität Passau angepasst.</text:span></text:span></text:p>
        <text:p text:style-name="P6"/>
        <text:p text:style-name="P11"/>
      </text:section>
      <text:section text:style-name="Sect2" text:name="TitleInfoPre" text:protected="true">
        <text:p text:style-name="P7">Der Titel Ihres Beitrags – <text:span text:style-name="T23">dieses Feld kann nicht editiert werden</text:span>.</text:p>
      </text:section>
      <text:section text:style-name="Sect1" text:name="Title from ConfTool" text:protected="true">
        <text:p text:style-name="P1">Cross-Linguistic Data Formats (CLDF): D’où Venons Nous? Que Sommes Nous? Où Allons Nous?</text:p>
      </text:section>
      <text:section text:style-name="Sect2" text:name="TitleInfoPost" text:protected="true">
        <text:p text:style-name="P13">Fügen Sie bei Bedarf einen Untertitel hinzu: </text:p>
      </text:section>
      <text:p text:style-name="DH-Subtitle"/>
      <text:section text:style-name="Sect2" text:name="AuthorsInfoPre">
        <text:p text:style-name="P8"><text:span text:style-name="T24">Information zum Autor / zur Autorin – </text:span><text:s/><text:span text:style-name="T20">dieses Feld kann nicht editiert werden.</text:span> </text:p>
      </text:section>
      <text:section text:style-name="Sect3" text:name="Authors from ConfTool" text:protected="true">
        <text:p text:style-name="P8">Robert Forkel (robert_forkel@eva.mpg.de), Max-Planck-Institut für Evolutionäre Anthropologie</text:p>
        <text:p text:style-name="P8">Johann-Mattis List (Mattis.List@uni-passau.de), Universität Passau, Deutschland; Max-Planck-Institut für Evolutionäre Anthropologie</text:p>
      </text:section>
      <text:section text:style-name="Sect2" text:name="AuthorsInfoPost" text:protected="true">
        <text:p text:style-name="P13">Haupttextkörper – fügen Sie Ihren Text und Ihre Bilder hier ein:</text:p>
      </text:section>
      <text:p text:style-name="DH-Default">Im Jahre 2024 blicken wir auf 10 bewegte Jahre zurück, in denen wir uns nun dafür eingesetzt haben sprachübergreifende Datenformate in der vergleichenden und typologischen Sprachforschung als einen Standard zu etablieren, die Kuratierung, Analyse, und das Teilen von Forschungsdaten im Bereich der digitalen Linguistik erleichtert und dadurch große Datensätze nicht nur für die sprachwissenschaftliche orientierte Forschung im Speziellen erschließt, sondern auch für die digital orientierte geisteswissenschaftliche Forschung im Allgemeinen. </text:p>
      <text:p text:style-name="DH-Heading"><text:bookmark-start text:name="etablierung-von-standardformaten-in-den-dh"/>Etablierung von Standardformaten in den DH<text:bookmark-end text:name="etablierung-von-standardformaten-in-den-dh"/></text:p>
      <text:p text:style-name="DH-Default">Die “Cross-Linguistic Data Formats”-Initiative (CLDF, https://cldf.clld.org) – versucht, ein Standardformat für Daten in der Vergleichenden Sprachforschung zu etablieren, um die Entwicklung von Methoden im Bereich der sprachlichen Diversitätsforschung von der Pflege einzelner Datensätze zu entkoppeln. Wie in anderen Bereichen der Digital Humanities befindet man sich hier in der Zwickmühle zwischen “zu simpel” und “zu kompliziert”: generalisierbare “gut genug”-Lösungen zu finden erweist sich als schwierig. Zwar konnten Datensammlungen aus den Digital Humanities in den letzten Jahren oft durch immer bessere Web Applikationen deutlich an Sichtbarkeit gewinnen (im Bereich der Sprachtypologie prominent vertreten durch Projekte wie den World Atlas of Language Structures Online, Dryer and Haspelmath 2013, https://wals.info), zugleich bedeutete aber die Kopplung zwischen Daten und ihrer Präsentation im Web eine Abhängigkeit von den kurzen <text:span text:style-name="T29">Hype Cycles</text:span> der Webtechnologien, die (verstärkt durch die kurzen Beschäftigungszyklen im akademischen Bereich) einer Etablierung von Standards durch langfristige <text:span text:style-name="T29">Communities of Practice</text:span> entgegenwirkten.</text:p>
      <text:p text:style-name="DH-Default">Begründet im Jahr 2014 hat die CLDF-Initiative davon profitiert, dass die Kurzlebigkeit akademischer Beschäftigungszyklen aufgrund der Förderung durch die Max-Planck-Gesellschaft und des Europäischen Forschungsrats im Rahmen mehrerer Projekte nunmehr zehn Jahre aufrecht erhalten werden konnte und bis mindestens Ende 2027 auch gesichert ist.</text:p>
      <text:p text:style-name="DH-Heading"><text:bookmark-start text:name="woher-kommen-wir"/><text:soft-page-break/>Woher kommen wir?<text:bookmark-end text:name="woher-kommen-wir"/></text:p>
      <text:p text:style-name="DH-Default">Auch für sprachübergreifende Datensätze galt lange Zeit: Die Webapplikation <text:span text:style-name="T30">ist</text:span> die Datenbank. Zugang zu Daten und Pflege von Daten erfolgte also durch die Applikation (“through the web”), und die Frage der Generalisierbarkeit von Lösungen wurde in erster Linie als Suche nach einem Content-Management-System verstanden, das idealerweise nicht nur das Kuratieren und Teilen von sprachübergreifenden Daten erleichtern, sondern auch der gleichzeitigen Publikation dienen sollte. Das im <text:a xlink:type="simple" xlink:href="https://clld.org/" text:style-name="Internet_20_link" text:visited-style-name="Visited_20_Internet_20_Link"><text:span text:style-name="Definition">CLLD Projekt</text:span></text:a> entwickelte <text:span text:style-name="Source_5f_Text">clld</text:span>-Framework stellte einen weiteren Schritt in diese Richtung dar. Zwar konnten mehrere bekannte Datensätze (etwa WALS, https://wals.info, APiCS, https://apics-online.info, und Glottolog, https://glottolog.org) durch <text:span text:style-name="Source_5f_Text">clld</text:span>-Appliationen im Web zugänglich gemacht werden, aber dennoch stellte sich im Laufe des Projekts heraus, dass – insbesondere etablierte Datensammlungen – typischerweise schon etablierte Kurationsworkflows aufwiesen, und sich die Aufgabe der Web-Applikation damit auf Konsistenz-Prüfung und Datenpublikation reduzierte. Diese Funktionseinschränkung war zwar ein Dämpfer für die Hoffnung auf ein sprachübergreifendes CMS, erwies sich aber als essentiell für das Verstehen der Schnittstelle zwischen Datenpflege und Datenpublikation und Datenverwendung – also CLDF.</text:p>
      <text:p text:style-name="DH-Default">Während sprachübergreifende Daten auch in einer großen Bandbreite von Komplexität auftreten – von einfachen Wortlisten zu syntaktischen Dependency-Trees (vgl. Marneffe et al. 2021, https://universaldependencies.org) – gibt es doch mittlerweile einige Analyse-Verfahren, die klar umrissene, einfache Daten als Grundlage haben, wie z. B. phylogenetische Methoden, die auf kognatenkodierten Wortlisten basieren (Tresoldi et al. 2022), oder typologisch-quantitative Methoden, die mit Daten typologischer Surveys arbeiten (Blasi et al. 2019). Eine Fokussierung auf den <text:span text:style-name="T29">Input</text:span> etablierter Methoden – ohne auf volle Abdeckung des Spektrums an möglichen Daten abzuzielen – versprach deshalb einen gangbaren Weg zur Etablierung von standardisierten Datenformaten.</text:p>
      <text:p text:style-name="DH-Default">Bei der ersten DHd Konferenz im Jahr 2014 in Passau, wurde das CLLD Projekt mit einem Poster vorgestellt. Mit WALS und Glottolog gab es zu diesem Zeitpunkt schon prominente Datenbanken, die sprachübergreifende Daten als CLLD-Applikation zugänglich machten. Das Poster beschreibt CLLD-Applikationen als Plattform, um eine “emerging API between data publications and tools” zu “entdecken”. In den 10 Jahren seitdem konnte diese Chance erfreulicherweise genutzt werden. Mit CLDF konnte das CLLD-Datenmodell in einen plattformunabhängigen Standard überführt werden, der mittlerweile die computergestützte Forschung in vielen Bereichen der digital orientierten Vergleichenden Sprachwissenschaften erleichtert – oder erst möglich macht. Einige Pläne der ersten Jahre stellten sich aber auch als Irrwege heraus, die dennoch vielleicht als generalisierbare Lehren für Standardisierungsbemühungen in anderen Wissenschaftssparten dienen können.</text:p>
      <text:p text:style-name="DH-Heading"><text:bookmark-start text:name="wer-sind-wir"/><text:soft-page-break/>Wer sind wir?<text:bookmark-end text:name="wer-sind-wir"/></text:p>
      <text:p text:style-name="DH-Default">Nach fast 10 Jahren Arbeit an CLDF und 5 Jahren seit Publikation der ersten Version des Standards (Forkel et al. 2018) formt sich nach und nach das Bild eines Datenökosystems, in dem tatsächlich einige Probleme, die früher allgegenwärtig waren, verschwunden sind.</text:p>
      <text:p text:style-name="DH-Default">CLDF ist eine Spezifikation für ein Paketformat für sprachübergreifende Datensätze, die inzwischen eine Vielzahl von regelmäßig wiederkehrenden Datentypen abdeckt, die von Wortlisten (https://lexibank.clld.org, List et al. 2022) über tabellarische Sammlungen sprachtypologischer Merkmale (https://grambank.clld.org, Skirgård et al. 2023) bis hin zu interlinearglossiertem Text reicht (vgl. https://apics-online.org, Michaelis et al. 2013) und auch eine Integration verschiedener Datentypen ermöglicht (vgl. https://tppsr.clld.org, Geisler, Forkel, and List 2021).<text:line-break/>Da viele der quantitativ genutzten Daten auch in der Linguistik im Grunde tabular sind, bot es sich an, die W3C recommendation für “CSV on the Web (CSVW)” (https://csvw.org, Gower 2021) zur Grundlage zu nehmen, um ein relationales Datenmodell zu formulieren.</text:p>
      <text:p text:style-name="DH-Default">Zwar adressiert ein Datenformat wie CLDF nur die I und R Komponente der FAIR Prinzipien nach Wilkinson et al. (2016), also <text:span text:style-name="T29">interoperability</text:span> und <text:span text:style-name="T29">reusability</text:span> (während <text:span text:style-name="T29">findability</text:span> und <text:span text:style-name="T29">accessibility</text:span> von anderen Aspekten abhängen, die nicht von Standards bestimmt werden), aber wenn interoperable Daten erst einmal prinzipiell vorhanden sind (also erzeugt und in Publikationen verwendet werden), lassen sich F(indability) und A(ccessibility) wesentlich leichter als erstrebenswerte Ziele im wissenschaftlichen Betrieb verankern.</text:p>
      <text:p text:style-name="DH-Default"><text:bookmark-start text:name="cldf-und-interoperability"/>CLDF und Interoperability<text:bookmark-end text:name="cldf-und-interoperability"/>: CLDF addressiert das Interoperabilitätsproblem, indem das generische CSVW-Datenmodell mit linguistischer Semantik verknüpft wird. Da CSVW bereits eine Integration mit <text:span text:style-name="T29">Linked Data</text:span> vorsieht, kann das durch eine CLDF-Ontologie erfolgen. <text:span text:style-name="T29">Linked Data</text:span> erlaubt nicht nur das Einbinden von Ontologien, sondern auch das Referenzieren externer Objekte. Kuratierte Kataloge solcher Referenzobjekte bilden den zweiten Beitrag von CLDF zur Interoperabilität von Sprachdaten. So kann beispielsweise das Problem der Sprachidentifikation transparent gelöst werden, indem Datensätze auf Sprachvarietäten via Glottolog verweisen, den bisher größten Referenzkatalog für Sprachen, der mehr als 7000 historische und kontemporäre Sprachvarietäten auflistet und systematisch mit verschiedenen Daten, wie Referenzen und Klassifikationen verlinkt (Forkel and Hammarström 2022). Mit dieser Blaupause können aber auch weitere Referenzkataloge operationalisiert werden, wie zum Beispiel das <text:span text:style-name="T29">Concepticon</text:span> (https://concepticon.clld.org, List, Tjuka, et al. 2023), als Katalog elizitierter Wortbedeutungen in Wortlisten, oder CLTS (Cross-Linguistic Transcription Systems, https://clts.clld.org, List et al. 2021) als Katalog möglicher Sprachlaute.</text:p>
      <text:p text:style-name="DH-Default"><text:bookmark-start text:name="cldf-und-reusability"/><text:soft-page-break/>CLDF und Reusability<text:bookmark-end text:name="cldf-und-reusability"/>: CLDF, wie auch schon CSVW, ermöglicht es, Metadaten mit Datensätzen zu verknüpfen. Wird dieser Mechanismus genutzt, um Lizenz oder Provenienz von Daten zu beschreiben, kann damit die Grundlage für die Weiterverwendung (<text:span text:style-name="T29">data re-use</text:span>) gelegt werden. CLDF erhöht aber die Weiterverwendbarkeit von Daten auch auf andere Weise: Standardformate wie CLDF erlauben insbesondere die Entkopplung von Datensamlung und -pflege auf der einen Seite und die Weiterentwicklung von Analysemethoden auf der anderen Seite. Das bedeutet, dass CLDF-Datensätze im Laufe der Zeit immer “besser” werden – ohne dass sich die Datensätze noch ändern. Diesen Effekt sieht man besonders einfach bei der Weiterentwicklung von Visualisierungs- und Clustermethoden. So können Daten in der <text:span text:style-name="T29">Database of Cross-Linguistic Colexifications</text:span> (https://clics.clld.org, Rzymski et al. 2020), welche Konzeptnetzwerke aus sprachübergreifenden Daten extrahiert und interaktiv visualisiert, nicht nur mit jedem neuen Clusteralgorithmus neu visualisiert werden, sondern sie können auch trotz gleichbleibender Daten aufgrund neuer Verfahren zur Datenanalyse zur Beantwortung verschiedenster Fragestellungen verwendet werden List (2023).</text:p>
      <text:p text:style-name="DH-Heading"><text:bookmark-start text:name="wo-wollen-wir-hin"/>Wo wollen wir hin?<text:bookmark-end text:name="wo-wollen-wir-hin"/></text:p>
      <text:p text:style-name="DH-Default">Eher ein zufälliger Nebeneffekt der Technologiewahl im CLDF-Standard könnte das größte Potential für die weitere Etablierung von CLDF bieten: Da CSVW – der CLDF zugrundeliegende W3C Standard – im Grunde ein Serialisierungsformat für relationale Daten darstellt, lassen sich alle CSVW-Datensätze (also auch alle CLDF-Datensätze) algorithmisch und klar definiert in relationale Datenbanksysteme überführen. Insbesondere SQLite (https://sqlite.org) – mit seiner Kombination aus Einfachheit, ubiquitärer Verfügbarkeit und Performanz – macht diese Eigenschaft zu einem bisher grob unterschätzten “Killer Feature” für zukünftige Anwendungen. Per SQL kann der Zugriff auf große Datenmengen oft um ein Vielfaches beschleunigt werden, wodurch sowohl explorative Datenanalyse als auch die Replizierbarkeit von publizierten Analysen wesentlich vereinfacht werden. Dies wird insbesondere auch in der dem Lexibank-Repositorium (die bisher größte Sammlung sprachübergreifender Wortlisten, vgl. List et al. 2022) zugrundeliegenden Webapplikation deutlich (https://lexibank.clld.org), welche es aufgrund von vorberechneten abstrakten semantischen und phonetischen Repräsentationen, die alle vom CLDF-Standard abgedeckt werden, ermöglicht, in sekundenschnelle Hunderttausende von Wörtern auf phonetische und semantische Ähnlichkeit in einer einfachen Webapplikation zu vergleichen (List, Forkel, et al. 2023).</text:p>
      <text:p text:style-name="DH-Heading"><text:bookmark-start text:name="schlussbetrachtung"/>Schlussbetrachtung<text:bookmark-end text:name="schlussbetrachtung"/></text:p>
      <text:p text:style-name="DH-Default">Mit unserer Arbeit an CLDF schauen wir auf nunmehr fast 10 Jahre zurück, in denen wir uns dafür eingesetzt haben, die Welt der Daten in der digital orientierten Vergleichenden <text:soft-page-break/>Sprachforschung ein wenig vergleichbarer zu machen. Auch wenn wir auf dieser Reise viele ursprünglich anvisierte Meilensteine passieren konnten, sind wir längst noch nicht da angekommen, wo wir ursprünglich hinwollten. Wir denken jedoch, dass die Geschichte dieses sprachübergreifenden Standards, den wir nun schon so lange pflegen und ständig weiter modifizieren und ausbauen, nicht nur für einen linguistischen Forschungskreis interessant ist, sondern dass es sich auch lohnt, sie im größeren Kontext der Digitalen Geisteswissenschaften zu erzählen.</text:p>
      <text:p text:style-name="P17"/>
      <text:section text:style-name="Sect1" text:name="References" text:protected="true">
        <text:p text:style-name="P2">Bibliographie</text:p>
        <text:p text:style-name="P12">Fügen Sie hier die von Ihnen benutzten Quellen ein: </text:p>
      </text:section>
      <text:p text:style-name="DH-Default">Blasi, Damián E., Steven Moran, Scott R. Moisik, Paul Widmer, Dan Dediu, and Balthasar Bickel. 2019. “Human Sound Systems Are Shaped by Post-Neolithic Changes in Bite Configuration.” <text:span text:style-name="T29">Science</text:span> 363 (1192): 1–10. https://doi.org/<text:a xlink:type="simple" xlink:href="https://doi.org/10.1126/science.aav3218" text:style-name="Internet_20_link" text:visited-style-name="Visited_20_Internet_20_Link"><text:span text:style-name="Definition">https://doi.org/10.1126/science.aav3218</text:span></text:a>.</text:p>
      <text:section text:style-name="Sect2" text:name="ref-Dryer2013">
        <text:p text:style-name="DH-Default">Dryer, Matthew S., and Martin Haspelmath, eds. 2013. <text:span text:style-name="T29">WALS Online</text:span>. Leipzig: Max Planck Institute for Evolutionary Anthropology. <text:a xlink:type="simple" xlink:href="http://wals.info/" text:style-name="Internet_20_link" text:visited-style-name="Visited_20_Internet_20_Link"><text:span text:style-name="Definition">http://wals.info/</text:span></text:a>.</text:p>
      </text:section>
      <text:section text:style-name="Sect2" text:name="ref-Forkel2022">
        <text:p text:style-name="DH-Default">Forkel, Robert, and Harald Hammarström. 2022. “Glottocodes: Identifiers Linking Families, Languages and Dialects to Comprehensive Reference Information.” Edited by Julia Bosque-Gil, Milan Dojchinovski, Philipp Cimiano, Julia Bosque-Gil, Philipp Cimiano, and Milan Dojchinovski. <text:span text:style-name="T29">Semantic Web</text:span> 13 (6): 917–24. <text:a xlink:type="simple" xlink:href="https://doi.org/10.3233/sw-212843" text:style-name="Internet_20_link" text:visited-style-name="Visited_20_Internet_20_Link"><text:span text:style-name="Definition">https://doi.org/10.3233/sw-212843</text:span></text:a>.</text:p>
      </text:section>
      <text:section text:style-name="Sect2" text:name="ref-Forkel2018a">
        <text:p text:style-name="DH-Default">Forkel, Robert, Johann-Mattis List, Simon J. Greenhill, Christoph Rzymski, Sebastian Bank, Michael Cysouw, Harald Hammarström, Martin Haspelmath, Gereon A. Kaiping, and Russell D. Gray. 2018. “Cross-Linguistic Data Formats, Advancing Data Sharing and Re-Use in Comparative Linguistics.” <text:span text:style-name="T29">Scientific Data</text:span> 5 (180205): 1–10.</text:p>
      </text:section>
      <text:section text:style-name="Sect2" text:name="ref-Geisler2021">
        <text:p text:style-name="DH-Default">Geisler, Hans, Robert Forkel, and Johann-Mattis List. 2021. “A Digital, Retro-Standardized Edition of the Tableaux Phonétiques Des Patois Suisses Romands (TPPSR).” In <text:span text:style-name="T29">Nouveaux Regards Sur La Variation Dialectale</text:span>, edited by M. Avanzi, N. LoVecchio, A. Millour, and A. Thibault, 13–36. Strasbourg: Éditions de Linguistique et de Philologie.</text:p>
      </text:section>
      <text:section text:style-name="Sect2" text:name="ref-CSVW">
        <text:p text:style-name="DH-Default">Gower, Robin. 2021. <text:span text:style-name="T29">CSV on the Web</text:span>. Stirling: Swirrl. <text:a xlink:type="simple" xlink:href="https://csvw.org/" text:style-name="Internet_20_link" text:visited-style-name="Visited_20_Internet_20_Link"><text:span text:style-name="Definition">https://csvw.org</text:span></text:a>.</text:p>
      </text:section>
      <text:section text:style-name="Sect2" text:name="ref-Jackson2019">
        <text:p text:style-name="DH-Default">Jackson, Joshua Conrad, Joseph Watts, Teague R. Henry, Johann-Mattis List, Peter J. Mucha, Robert Forkel, Simon J. Greenhill, Russell D. Gray, and Kristen Lindquist. 2019. “Emotion Semantics Show Both Cultural Variation and Universal Structure.” <text:span text:style-name="T29">Science</text:span> 366 (6472): 1517–22.</text:p>
      </text:section>
      <text:section text:style-name="Sect2" text:name="ref-List2023a">
        <text:p text:style-name="DH-Default"><text:soft-page-break/>List, Johann-Mattis. 2023. “Inference of Partial Colexifications from Multilingual Wordlists.” <text:span text:style-name="T29">Frontiers in Psychology</text:span> 14 (1156540): 1–10.</text:p>
      </text:section>
      <text:section text:style-name="Sect2" text:name="ref-CLTS">
        <text:p text:style-name="DH-Default">List, Johann-Mattis, Cormac Anderson, Tiago Tresoldi, and Robert Forkel. 2021. <text:span text:style-name="T29">Cross-Linguistic Transcription Systems. Version 2.1.0</text:span>. Jena: Max Planck Institute for the Science of Human History. <text:a xlink:type="simple" xlink:href="https://doi.org/10.5281/zenodo.3515744" text:style-name="Internet_20_link" text:visited-style-name="Visited_20_Internet_20_Link"><text:span text:style-name="Definition">https://doi.org/10.5281/zenodo.3515744</text:span></text:a>.</text:p>
      </text:section>
      <text:section text:style-name="Sect2" text:name="ref-Lexibank">
        <text:p text:style-name="DH-Default">List, Johann-Mattis, Robert Forkel, Simon J. Greenhill, Christoph Rzymski, Johannes Englisch, and Russell Gray. 2023. <text:span text:style-name="T29">Lexibank Analysed [Dataset, Version 1.0]</text:span> (version 1.0). Leipzig: Max Planck Institute for Evolutionary Anthropology. <text:a xlink:type="simple" xlink:href="https://doi.org/10.5281/zenodo.7836668" text:style-name="Internet_20_link" text:visited-style-name="Visited_20_Internet_20_Link"><text:span text:style-name="Definition">https://doi.org/10.5281/zenodo.7836668</text:span></text:a>.</text:p>
      </text:section>
      <text:section text:style-name="Sect2" text:name="ref-List2022e">
        <text:p text:style-name="DH-Default">List, Johann-Mattis, Robert Forkel, Simon J. Greenhill, Christoph Rzymski, Johannes Englisch, and Russell D. Gray. 2022. “Lexibank, a Public Repository of Standardized Wordlists with Computed Phonological and Lexical Features.” <text:span text:style-name="T29">Scientific Data</text:span> 9 (316): 1–31.</text:p>
      </text:section>
      <text:section text:style-name="Sect2" text:name="ref-Concepticon">
        <text:p text:style-name="DH-Default">List, Johann-Mattis, Annika Tjuka, Mathilda van Zantwijk, Frederic Blum, Carlos Barrientos Ugarte, Christoph Rzymski, Simon J. Greenhill, and Robert Forkel. 2023. <text:span text:style-name="T29">CLLD Concepticon [Dataset, Version 3.1.0]</text:span> (version 3.1.0). Leipzig: Max Planck Institute for Evolutionary Anthropology. <text:a xlink:type="simple" xlink:href="https://concepticon.clld.org/" text:style-name="Internet_20_link" text:visited-style-name="Visited_20_Internet_20_Link"><text:span text:style-name="Definition">https://concepticon.clld.org/</text:span></text:a>.</text:p>
      </text:section>
      <text:section text:style-name="Sect2" text:name="ref-Marneffe2021">
        <text:p text:style-name="DH-Default">Marneffe, Marie-Catherine de, Christopher D. Manning, Joakim Nivre, and Daniel Zeman. 2021. “Universal Dependencies.” <text:span text:style-name="T29">Computational Linguistics</text:span> 47 (2): 255–308. <text:a xlink:type="simple" xlink:href="https://doi.org/10.1162/coli_a_00402" text:style-name="Internet_20_link" text:visited-style-name="Visited_20_Internet_20_Link"><text:span text:style-name="Definition">https://doi.org/10.1162/coli_a_00402</text:span></text:a>.</text:p>
      </text:section>
      <text:section text:style-name="Sect2" text:name="ref-APICS">
        <text:p text:style-name="DH-Default">Michaelis, Susanne Maria, Philippe Maurer, Martin Haspelmath, and Magnus Huber, eds. 2013. <text:span text:style-name="T29">APiCS Online</text:span>. Jena: Max Planck Institute for the Science of Human History. <text:a xlink:type="simple" xlink:href="https://apics-online.info/" text:style-name="Internet_20_link" text:visited-style-name="Visited_20_Internet_20_Link"><text:span text:style-name="Definition">https://apics-online.info/</text:span></text:a>.</text:p>
      </text:section>
      <text:section text:style-name="Sect2" text:name="ref-Rzymski2020">
        <text:p text:style-name="DH-Default">Rzymski, Christoph, Tiago Tresoldi, Simon Greenhill, Mei-Shin Wu, Nathanael E. Schweikhard, Maria Koptjevskaja-Tamm, Volker Gast, et al. 2020. “The Database of Cross-Linguistic Colexifications, Reproducible Analysis of Cross- Linguistic Polysemies.” <text:span text:style-name="T29">Scientific Data</text:span> 7 (13): 1–12.</text:p>
      </text:section>
      <text:section text:style-name="Sect2" text:name="ref-Skirgard2023">
        <text:p text:style-name="DH-Default">Skirgård, Hedvig, Hannah J. Haynie, Damián E. Blasi, Harald Hammarström, Jeremy Collins, Jay J. Latarche, Jakob Lesage, et al. 2023. “Grambank Reveals the Importance of Genealogical Constraints on Linguistic Diversity and Highlights the Impact of Language Loss.” <text:span text:style-name="T29">Science Advances</text:span> 9 (16). <text:a xlink:type="simple" xlink:href="https://doi.org/10.1126/sciadv.adg6175" text:style-name="Internet_20_link" text:visited-style-name="Visited_20_Internet_20_Link"><text:span text:style-name="Definition">https://doi.org/10.1126/sciadv.adg6175</text:span></text:a>.</text:p>
      </text:section>
      <text:section text:style-name="Sect2" text:name="ref-Tresoldi2022">
        <text:p text:style-name="DH-Default">Tresoldi, Tiago, Christoph Rzymski, Robert Forkel, Simon Greenhill, Johann-Mattis List, and Russell D. Gray. 2022. “Managing Historical Linguistic Data for Computational Phylogenetics and Computer-Assisted Language Comparison [with Accompanying Tutorial].” In <text:span text:style-name="T29">Open Handbook of Linguistic Data Management</text:span>, edited by Andrea Berez-Kroeker, Bradley McDonnell, Eve Koller, and Lauren B. Collister, 345–54. Massachusetts: MIT Press.</text:p>
      </text:section>
      <text:p text:style-name="DH-Default"><text:soft-page-break/>Wilkinson, Mark D., Michel Dumontier, Ilsbrand J. Aalbersberg, Gabrielle Appleton, Myles Axton, Arie Baak, Niklas Blomberg, et al. 2016. “The FAIR Guiding Principles for Scientific Data Management and Stewardship.” <text:span text:style-name="T29">Scientific Data</text:span> 3: 1–9.</text:p>
      <text:p text:style-name="P19"/>
      <text:section text:style-name="Sect2" text:name="EndOfDocInfo" text:protected="true">
        <text:p text:style-name="P9">Sind Sie mit der Bearbeitung Ihres Dokuments fertig?</text:p>
        <text:list xml:id="list3797649292" text:style-name="WWNum20">
          <text:list-item>
            <text:p text:style-name="P27">VERGESSEN SIE NICHT, DIE DATEI UNTER EINEM NEUEN NAMEN ZU SPEICHERN!</text:p>
          </text:list-item>
          <text:list-item>
            <text:p text:style-name="P27">Gehen Sie zurück zum DHConValidator, laden Sie Ihre Datei hoch, damit sie konvertiert werden kann, und kontrollieren Sie dann die Ausgabe. </text:p>
          </text:list-item>
        </text:list>
        <text:p text:style-name="P3"><text:span text:style-name="T21">Klicken Sie </text:span><text:a xlink:type="simple" xlink:href="https://dhconvalidator.dhd2024.dig-hum.de/popup/DHConvalidatorServices#!converter" text:style-name="Internet_20_link" text:visited-style-name="Visited_20_Internet_20_Link"><text:span text:style-name="T22">HIER</text:span></text:a><text:span text:style-name="T21"> um zum DHConValidator zurückzukehren. </text:span></text:p>
        <text:p text:style-name="P14"/>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Standard" style:font-family-generic="swiss" style:font-pitch="variable"/>
    <style:font-face style:name="Calibri" svg:font-family="Calibri" style:font-family-generic="system" style:font-pitch="variable"/>
    <style:font-face style:name="Calibri1" svg:font-family="Calibri" style:font-adornments="Standard"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system" style:font-pitch="variable"/>
    <style:font-face style:name="Wingdings" svg:font-family="Wingdings" style:font-adornments="Standard"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justify" style:justify-single-word="false" fo:orphans="2" fo:widows="2" style:page-number="auto" style:writing-mode="lr-tb"/>
      <style:text-properties style:font-name="Arial3" fo:font-family="Arial" style:font-style-name="Standard" style:font-family-generic="swiss" style:font-pitch="variable" fo:font-size="10pt" fo:language="de" fo:country="DE" fo:text-shadow="1pt 1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H-Default" style:family="paragraph" style:parent-style-name="Standard" style:default-outline-level="" style:master-page-name="">
      <style:paragraph-properties fo:margin-top="0.199cm" fo:margin-bottom="0cm" style:contextual-spacing="false" fo:line-height="150%" fo:text-align="justify" style:justify-single-word="false" fo:orphans="2" fo:widows="2" style:page-number="auto" style:writing-mode="lr-tb"/>
      <style:text-properties style:font-name="Arial" fo:font-family="Arial" style:font-family-generic="roman" style:font-pitch="variable" fo:font-size="11pt" style:font-size-asian="12pt"/>
    </style:style>
    <style:style style:name="DH-Quotation" style:family="paragraph" style:parent-style-name="DH-Default" style:default-outline-level="">
      <style:paragraph-properties fo:margin-left="1cm" fo:margin-right="1cm" fo:margin-top="0.423cm" fo:margin-bottom="0.423cm" style:contextual-spacing="false" fo:line-height="100%" fo:text-indent="0cm" style:auto-text-indent="false"/>
      <style:text-properties fo:font-size="11pt" style:font-size-asian="10pt"/>
    </style:style>
    <style:style style:name="DH-BibliographyHeading" style:family="paragraph" style:parent-style-name="DH-Heading" style:default-outline-level="">
      <style:paragraph-properties fo:margin-left="1cm" fo:margin-right="0cm" fo:margin-top="0.212cm" fo:margin-bottom="0cm" style:contextual-spacing="false" fo:text-indent="-1cm" style:auto-text-indent="false"/>
      <style:text-properties fo:font-size="14pt" style:font-size-asian="10pt"/>
    </style:style>
    <style:style style:name="DH-Heading" style:family="paragraph" style:parent-style-name="DH-Default" style:next-style-name="DH-Default" style:default-outline-level="" style:list-style-name="">
      <style:paragraph-properties fo:margin-left="0.501cm" fo:margin-right="0cm" fo:margin-top="0.42cm" fo:margin-bottom="0.21cm" style:contextual-spacing="false" fo:line-height="100%" fo:text-indent="-0.501cm" style:auto-text-indent="false"/>
      <style:text-properties fo:font-size="14pt" fo:font-weight="bold" style:font-size-asian="14pt" style:font-weight-asian="bold"/>
    </style:style>
    <style:style style:name="DH-Heading2" style:family="paragraph" style:parent-style-name="DH-Heading" style:next-style-name="DH-Default" style:default-outline-level="" style:list-style-name="">
      <style:paragraph-properties fo:margin-left="0cm" fo:margin-right="0cm" fo:margin-top="0cm" fo:margin-bottom="0cm" style:contextual-spacing="false" fo:text-indent="0cm" style:auto-text-indent="false"/>
      <style:text-properties fo:font-size="12pt" style:font-size-asian="12pt"/>
    </style:style>
    <style:style style:name="DH-AuthorAffiliation" style:family="paragraph" style:parent-style-name="DH-Default" style:default-outline-level="">
      <style:paragraph-properties fo:margin-top="0cm" fo:margin-bottom="0cm" style:contextual-spacing="false"/>
      <style:text-properties fo:font-size="11pt" fo:font-style="italic" style:font-size-asian="11pt" style:font-style-asian="italic"/>
    </style:style>
    <style:style style:name="Footnote"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DH-Heading3" style:family="paragraph" style:parent-style-name="DH-Heading" style:next-style-name="DH-Default" style:master-page-name="">
      <style:paragraph-properties fo:margin-left="0cm" fo:margin-right="0cm" fo:margin-top="0cm" fo:margin-bottom="0cm" style:contextual-spacing="false" fo:text-indent="0cm" style:auto-text-indent="false" style:page-number="auto"/>
      <style:text-properties fo:font-size="12pt" fo:font-style="italic" fo:font-weight="normal"/>
    </style:style>
    <style:style style:name="DH-Heading1" style:family="paragraph" style:parent-style-name="DH-Heading" style:next-style-name="DH-Default">
      <style:paragraph-properties fo:margin-left="0cm" fo:margin-right="0cm" fo:margin-top="0cm" fo:margin-bottom="0cm" style:contextual-spacing="false" fo:text-indent="0cm" style:auto-text-indent="false"/>
    </style:style>
    <style:style style:name="DH-Title" style:family="paragraph" style:parent-style-name="DH-Heading" style:master-page-name="">
      <style:paragraph-properties fo:margin-left="0cm" fo:margin-right="0cm" fo:margin-top="0cm" fo:margin-bottom="0.21cm" style:contextual-spacing="false" fo:text-align="center" style:justify-single-word="false" fo:text-indent="0cm" style:auto-text-indent="false" style:page-number="auto"/>
    </style:style>
    <style:style style:name="DH-Subtitle" style:family="paragraph" style:parent-style-name="DH-Heading" style:next-style-name="DH-Default" style:master-page-name="">
      <style:paragraph-properties fo:margin-left="0cm" fo:margin-right="0cm" fo:margin-top="0cm" fo:margin-bottom="0cm" style:contextual-spacing="false" fo:text-align="center" style:justify-single-word="false" fo:text-indent="0cm" style:auto-text-indent="false" style:page-number="auto"/>
      <style:text-properties fo:font-size="12pt" fo:font-style="italic" fo:font-weight="normal"/>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Paragraph" style:display-name="List Paragraph" style:family="paragraph" style:parent-style-name="Standard" style:default-outline-level="" style:list-style-name="WWNum18" style:master-page-name="">
      <style:paragraph-properties fo:margin-left="1.3cm" fo:margin-right="0cm" fo:margin-top="0cm" fo:margin-bottom="0cm" style:contextual-spacing="false" fo:line-height="100%" fo:text-align="justify" style:justify-single-word="false" fo:orphans="2" fo:widows="2" fo:text-indent="-0.7cm" style:auto-text-indent="false" style:page-number="auto" style:writing-mode="lr-tb"/>
    </style:style>
    <style:style style:name="Normal_20_Table" style:display-name="Normal Table" style:family="paragraph">
      <style:paragraph-properties fo:text-align="start" style:justify-single-word="false" fo:orphans="2" fo:widows="2" style:vertical-align="auto"/>
      <style:text-properties style:font-name="Arial" fo:font-family="Arial" style:font-family-generic="roman" style:font-pitch="variable" fo:font-size="11pt" fo:language="de" fo:country="DE" style:font-name-asian="Cambria Math" style:font-family-asian="'Cambria Math'" style:font-family-generic-asian="system" style:font-pitch-asian="variable" style:font-size-asian="11pt" style:language-asian="de" style:country-asian="DE" style:font-name-complex="Times New Roman" style:font-family-complex="'Times New Roman'" style:font-family-generic-complex="system" style:font-pitch-complex="variable" style:font-size-complex="11pt" style:language-complex="ar" style:country-complex="SA"/>
    </style:style>
    <style:style style:name="First_20_paragraph" style:display-name="First paragraph" style:family="paragraph" style:parent-style-name="Text_20_body" style:next-style-name="Text_20_body" style:class="text"/>
    <style:style style:name="Default_20_Paragraph_20_Font" style:display-name="Default Paragraph Font" style:family="text"/>
    <style:style style:name="Absatz-Standardschriftart" style:family="text"/>
    <style:style style:name="DH-Biblio_5f_author" style:display-name="DH-Biblio_author" style:family="text" style:parent-style-name="Absatz-Standardschriftart">
      <style:text-properties fo:font-weight="bold" style:font-weight-asian="bold"/>
    </style:style>
    <style:style style:name="Fußnotentext_20_Zeichen" style:display-name="Fußnotentext Zeichen" style:family="text" style:parent-style-name="Default_20_Paragraph_20_Font">
      <style:text-properties style:font-name="Arial" fo:font-family="Arial" style:font-family-generic="roman" style:font-pitch="variable" fo:font-size="11pt" style:font-size-asian="11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fo:font-size="10pt" style:font-size-asian="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 style:family="text">
      <style:text-properties fo:font-weight="bold" style:font-weight-asian="bold" style:font-weight-complex="bold"/>
    </style:style>
    <style:style style:name="ListLabel_20_3" style:display-name="ListLabel 3" style:family="text">
      <style:text-properties style:font-name-complex="Courier New1" style:font-family-complex="'Courier New'" style:font-family-generic-complex="system" style:font-pitch-complex="variable"/>
    </style:style>
    <style:style style:name="Definition"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loext:num-list-format="%1%."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bullet text:level="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fo:font-family="Wingdings" style:font-style-name="Regular" style:font-pitch="variable" style:font-charset="x-symbol"/>
      </text:list-level-style-bullet>
      <text:list-level-style-bullet text:level="2" loext:num-list-format="%2%o" style:num-suffix="o" text:bullet-char="o">
        <style:list-level-properties text:list-level-position-and-space-mode="label-alignment">
          <style:list-level-label-alignment text:label-followed-by="listtab" text:list-tab-stop-position="3.54cm" fo:text-indent="-0.635cm" fo:margin-left="3.54cm"/>
        </style:list-level-properties>
        <style:text-properties fo:font-family="'Courier New'" style:font-style-name="Regular" style:font-family-generic="modern" style:font-pitch="variable"/>
      </text:list-level-style-bullet>
      <text:list-level-style-bullet text:level="3"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fo:font-family="Symbol" style:font-style-name="Regular" style:font-pitch="variable" style:font-charset="x-symbol"/>
      </text:list-level-style-bullet>
      <text:list-level-style-bullet text:level="5" loext:num-list-format="%5%o" style:num-suffix="o"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style:font-style-name="Regular" style:font-family-generic="modern" style:font-pitch="variable"/>
      </text:list-level-style-bullet>
      <text:list-level-style-bullet text:level="6"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fo:font-family="Symbol" style:font-style-name="Regular" style:font-pitch="variable" style:font-charset="x-symbol"/>
      </text:list-level-style-bullet>
      <text:list-level-style-bullet text:level="8" loext:num-list-format="%8%o" style:num-suffix="o"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style:font-style-name="Regular" style:font-family-generic="modern" style:font-pitch="variable"/>
      </text:list-level-style-bullet>
      <text:list-level-style-bullet text:level="9"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5201"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2" draw:style-name="Mdp1"/>
    <style:master-page style:name="End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4</meta:editing-cycles>
    <meta:creation-date>2023-07-19T22:33:16.589467795</meta:creation-date>
    <meta:editing-duration>PT6M16S</meta:editing-duration>
    <meta:generator>LibreOffice/7.3.2.2$Linux_X86_64 LibreOffice_project/30$Build-2</meta:generator>
    <dc:title>Cross-Linguistic Data Formats (CLDF): D’où Venons Nous? Que Sommes Nous? Où Allons Nous?</dc:title>
    <dc:date>2023-09-25T14:56:10.136172628</dc:date>
    <meta:document-statistic meta:table-count="0" meta:image-count="0" meta:object-count="0" meta:page-count="9" meta:paragraph-count="87" meta:word-count="2830" meta:character-count="22274" meta:non-whitespace-character-count="19518"/>
    <meta:user-defined meta:name="AppVersion">14.0000</meta:user-defined>
    <meta:user-defined meta:name="Company">UHH</meta:user-defined>
    <meta:user-defined meta:name="ConfToolPaperID">28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SubmissioLanguage" meta:value-type="string">GERMAN</meta:user-defined>
  </office:meta>
</office:document-meta>
</file>